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4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4736in" text:min-label-width="0.1965in"/>
      </text:list-level-style-number>
      <text:list-level-style-number text:level="4" style:num-suffix="." style:num-format="1">
        <style:list-level-properties text:space-before="1.9645in" text:min-label-width="0.1965in"/>
      </text:list-level-style-number>
      <text:list-level-style-number text:level="5" style:num-suffix="." style:num-format="1">
        <style:list-level-properties text:space-before="2.4555in" text:min-label-width="0.1965in"/>
      </text:list-level-style-number>
      <text:list-level-style-number text:level="6" style:num-suffix="." style:num-format="1">
        <style:list-level-properties text:space-before="2.9465in" text:min-label-width="0.1965in"/>
      </text:list-level-style-number>
      <text:list-level-style-number text:level="7" style:num-suffix="." style:num-format="1">
        <style:list-level-properties text:space-before="3.4375in" text:min-label-width="0.1965in"/>
      </text:list-level-style-number>
      <text:list-level-style-number text:level="8" style:num-suffix="." style:num-format="1">
        <style:list-level-properties text:space-before="3.9284in" text:min-label-width="0.1965in"/>
      </text:list-level-style-number>
      <text:list-level-style-number text:level="9" style:num-suffix="." style:num-format="1">
        <style:list-level-properties text:space-before="4.4194in" text:min-label-width="0.1965in"/>
      </text:list-level-style-number>
    </text:list-style>
    <text:list-style style:name="LFO5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5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6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6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4736in" text:min-label-width="0.1965in"/>
      </text:list-level-style-number>
      <text:list-level-style-number text:level="4" style:num-suffix="." style:num-format="1">
        <style:list-level-properties text:space-before="1.9645in" text:min-label-width="0.1965in"/>
      </text:list-level-style-number>
      <text:list-level-style-number text:level="5" style:num-suffix="." style:num-format="1">
        <style:list-level-properties text:space-before="2.4555in" text:min-label-width="0.1965in"/>
      </text:list-level-style-number>
      <text:list-level-style-number text:level="6" style:num-suffix="." style:num-format="1">
        <style:list-level-properties text:space-before="2.9465in" text:min-label-width="0.1965in"/>
      </text:list-level-style-number>
      <text:list-level-style-number text:level="7" style:num-suffix="." style:num-format="1">
        <style:list-level-properties text:space-before="3.4375in" text:min-label-width="0.1965in"/>
      </text:list-level-style-number>
      <text:list-level-style-number text:level="8" style:num-suffix="." style:num-format="1">
        <style:list-level-properties text:space-before="3.9284in" text:min-label-width="0.1965in"/>
      </text:list-level-style-number>
      <text:list-level-style-number text:level="9" style:num-suffix="." style:num-format="1">
        <style:list-level-properties text:space-before="4.4194in" text:min-label-width="0.1965in"/>
      </text:list-level-style-number>
    </text:list-style>
    <text:list-style style:name="LFO7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7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8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8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9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9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0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0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1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1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2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2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4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weight="bold" style:font-weight-asian="bold" style:font-weight-complex="bold" fo:color="#000000" fo:font-size="16pt" style:font-size-asian="16pt" style:font-size-complex="16pt"/>
    </style:style>
    <style:style style:name="P2" style:parent-style-name="NormalWeb" style:family="paragraph">
      <style:paragraph-properties fo:text-align="center" fo:margin-top="0in" fo:margin-bottom="0in"/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Web" style:family="paragraph">
      <style:paragraph-properties fo:margin-top="0in" fo:margin-bottom="0in"/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Web" style:family="paragraph">
      <style:paragraph-properties fo:margin-top="0in" fo:margin-bottom="0in"/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widows="2" fo:orphans="2" style:vertical-align="auto"/>
      <style:text-properties fo:hyphenate="true"/>
    </style:style>
    <style:style style:name="T6" style:parent-style-name="DefaultParagraphFont" style:family="text">
      <style:text-properties style:font-name="Arial" style:font-name-asian="Times New Roman" style:font-name-complex="Arial" fo:font-weight="bold" style:font-weight-asian="bold" fo:color="#000000" style:letter-kerning="false" fo:font-size="14pt" style:font-size-asian="14pt" style:font-size-complex="14pt"/>
    </style:style>
    <style:style style:name="T7" style:parent-style-name="DefaultParagraphFont" style:family="text">
      <style:text-properties style:font-name="Arial" style:font-name-asian="Times New Roman" style:font-name-complex="Arial" fo:font-weight="bold" style:font-weight-asian="bold" fo:color="#000000" style:letter-kerning="false" fo:font-size="14pt" style:font-size-asian="14pt" style:font-size-complex="14pt"/>
    </style:style>
    <style:style style:name="P8" style:parent-style-name="NormalWeb" style:family="paragraph">
      <style:paragraph-properties fo:margin-top="0in" fo:margin-bottom="0in"/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Textbody" style:list-style-name="LFO4" style:family="paragraph">
      <style:paragraph-properties fo:margin-bottom="0in" fo:line-height="165%"/>
      <style:text-properties style:font-name-complex="Times New Roman" fo:font-weight="bold" style:font-weight-asian="bold" fo:color="#000000" fo:font-size="14pt" style:font-size-asian="14pt" style:font-size-complex="14pt"/>
    </style:style>
    <style:style style:name="P10" style:parent-style-name="NormalWeb" style:list-style-name="LFO17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11" style:parent-style-name="NormalWeb" style:list-style-name="LFO17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12" style:parent-style-name="NormalWeb" style:list-style-name="LFO17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13" style:parent-style-name="NormalWeb" style:list-style-name="LFO17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14" style:parent-style-name="NormalWeb" style:list-style-name="LFO17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15" style:parent-style-name="NormalWeb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16" style:parent-style-name="Textbody" style:list-style-name="LFO4" style:family="paragraph">
      <style:paragraph-properties fo:margin-bottom="0in" fo:line-height="165%"/>
      <style:text-properties style:font-name-complex="Times New Roman" fo:font-weight="bold" style:font-weight-asian="bold" fo:color="#000000" fo:font-size="14pt" style:font-size-asian="14pt" style:font-size-complex="14pt"/>
    </style:style>
    <style:style style:name="P17" style:parent-style-name="NormalWeb" style:list-style-name="LFO19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18" style:parent-style-name="NormalWeb" style:list-style-name="LFO19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19" style:parent-style-name="NormalWeb" style:list-style-name="LFO19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20" style:parent-style-name="NormalWeb" style:list-style-name="LFO19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21" style:parent-style-name="NormalWeb" style:list-style-name="LFO19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22" style:parent-style-name="NormalWeb" style:list-style-name="LFO19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23" style:parent-style-name="NormalWeb" style:list-style-name="LFO19" style:family="paragraph">
      <style:paragraph-properties fo:margin-top="0in" fo:margin-bottom="0in" fo:line-height="165%"/>
      <style:text-properties fo:color="#000000" fo:font-size="14pt" style:font-size-asian="14pt" style:font-size-complex="14pt"/>
    </style:style>
    <style:style style:name="P24" style:parent-style-name="NormalWeb" style:family="paragraph">
      <style:paragraph-properties fo:margin-top="0in" fo:margin-bottom="0in"/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NormalWeb" style:family="paragraph">
      <style:paragraph-properties fo:margin-top="0in" fo:margin-bottom="0in"/>
      <style:text-properties fo:font-weight="bold" style:font-weight-asian="bold" fo:color="#000000" fo:font-size="14pt" style:font-size-asian="14pt" style:font-size-complex="14pt"/>
    </style:style>
    <style:style style:name="P26" style:parent-style-name="NormalWeb" style:family="paragraph">
      <style:paragraph-properties fo:margin-top="0in" fo:margin-bottom="0in"/>
      <style:text-properties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9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30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olumn32" style:family="table-column">
      <style:table-column-properties style:column-width="2.3083in" style:use-optimal-column-width="false"/>
    </style:style>
    <style:style style:name="TableColumn33" style:family="table-column">
      <style:table-column-properties style:column-width="2.3083in" style:use-optimal-column-width="false"/>
    </style:style>
    <style:style style:name="TableColumn34" style:family="table-column">
      <style:table-column-properties style:column-width="2.3083in" style:use-optimal-column-width="false"/>
    </style:style>
    <style:style style:name="Table31" style:family="table">
      <style:table-properties style:width="6.925in" fo:margin-left="0.0312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ableCell40" style:family="table-cell">
      <style:table-cell-properties fo:border="0.0034in solid #000000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77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8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80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TableColumn82" style:family="table-column">
      <style:table-column-properties style:column-width="2.3083in" style:use-optimal-column-width="false"/>
    </style:style>
    <style:style style:name="TableColumn83" style:family="table-column">
      <style:table-column-properties style:column-width="2.3083in" style:use-optimal-column-width="false"/>
    </style:style>
    <style:style style:name="TableColumn84" style:family="table-column">
      <style:table-column-properties style:column-width="2.3083in" style:use-optimal-column-width="false"/>
    </style:style>
    <style:style style:name="Table81" style:family="table">
      <style:table-properties style:width="6.925in" fo:margin-left="0.0312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034in solid #000000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06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T108" style:parent-style-name="DefaultParagraphFont" style:family="text"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T109" style:parent-style-name="DefaultParagraphFont" style:family="text">
      <style:text-properties style:font-name="Arial" style:font-name-complex="Arial" fo:font-weight="bold" style:font-weight-asian="bold" fo:color="#000000" fo:font-size="14pt" style:font-size-asian="14pt" style:font-size-complex="14pt"/>
    </style:style>
    <style:style style:name="P110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2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3" style:parent-style-name="NormalWeb" style:family="paragraph">
      <style:paragraph-properties fo:margin-top="0in" fo:margin-bottom="0in"/>
      <style:text-properties fo:color="#000000" fo:font-size="14pt" style:font-size-asian="14pt" style:font-size-complex="14pt"/>
    </style:style>
    <style:style style:name="P114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olumn116" style:family="table-column">
      <style:table-column-properties style:column-width="0.7812in" style:use-optimal-column-width="false"/>
    </style:style>
    <style:style style:name="TableColumn117" style:family="table-column">
      <style:table-column-properties style:column-width="1.0097in" style:use-optimal-column-width="false"/>
    </style:style>
    <style:style style:name="TableColumn118" style:family="table-column">
      <style:table-column-properties style:column-width="1.1041in" style:use-optimal-column-width="false"/>
    </style:style>
    <style:style style:name="TableColumn119" style:family="table-column">
      <style:table-column-properties style:column-width="0.6326in" style:use-optimal-column-width="false"/>
    </style:style>
    <style:style style:name="TableColumn120" style:family="table-column">
      <style:table-column-properties style:column-width="1.1736in" style:use-optimal-column-width="false"/>
    </style:style>
    <style:style style:name="TableColumn121" style:family="table-column">
      <style:table-column-properties style:column-width="1.2979in" style:use-optimal-column-width="false"/>
    </style:style>
    <style:style style:name="TableColumn122" style:family="table-column">
      <style:table-column-properties style:column-width="0.8965in" style:use-optimal-column-width="false"/>
    </style:style>
    <style:style style:name="Table115" style:family="table">
      <style:table-properties style:width="6.8958in" fo:margin-left="0.0145in" table:align="lef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A" fo:padding-top="0in" fo:padding-left="0.075in" fo:padding-bottom="0in" fo:padding-right="0.075in"/>
    </style:style>
    <style:style style:name="P125" style:parent-style-name="TableHeading" style:family="paragraph">
      <style:text-properties style:font-name-complex="Times New Roman" fo:color="#000000" fo:font-size="14pt" style:font-size-asian="14pt" style:font-size-complex="14pt"/>
    </style:style>
    <style:style style:name="TableCell126" style:family="table-cell">
      <style:table-cell-properties fo:border="0.0069in solid #00000A" fo:padding-top="0in" fo:padding-left="0.075in" fo:padding-bottom="0in" fo:padding-right="0.075in"/>
    </style:style>
    <style:style style:name="P127" style:parent-style-name="TableHeading" style:family="paragraph">
      <style:text-properties style:font-name-complex="Times New Roman" fo:color="#000000" fo:font-size="14pt" style:font-size-asian="14pt" style:font-size-complex="14pt"/>
    </style:style>
    <style:style style:name="TableCell128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129" style:parent-style-name="TableHeading" style:family="paragraph">
      <style:text-properties style:font-name-complex="Times New Roman" fo:color="#000000" fo:font-size="14pt" style:font-size-asian="14pt" style:font-size-complex="14pt"/>
    </style:style>
    <style:style style:name="TableCell130" style:family="table-cell">
      <style:table-cell-properties fo:border="0.0069in solid #00000A" fo:padding-top="0in" fo:padding-left="0.075in" fo:padding-bottom="0in" fo:padding-right="0.075in"/>
    </style:style>
    <style:style style:name="P131" style:parent-style-name="TableHeading" style:family="paragraph">
      <style:text-properties style:font-name-complex="Times New Roman" fo:font-size="14pt" style:font-size-asian="14pt" style:font-size-complex="14pt"/>
    </style:style>
    <style:style style:name="TableCell132" style:family="table-cell">
      <style:table-cell-properties fo:border="0.0069in solid #00000A" fo:padding-top="0in" fo:padding-left="0.075in" fo:padding-bottom="0in" fo:padding-right="0.075in"/>
    </style:style>
    <style:style style:name="P133" style:parent-style-name="TableHeading" style:family="paragraph">
      <style:text-properties style:font-name-complex="Times New Roman" fo:color="#000000" fo:font-size="14pt" style:font-size-asian="14pt" style:font-size-complex="14pt"/>
    </style:style>
    <style:style style:name="TableCell134" style:family="table-cell">
      <style:table-cell-properties fo:border="0.0069in solid #00000A" fo:padding-top="0in" fo:padding-left="0.075in" fo:padding-bottom="0in" fo:padding-right="0.075in"/>
    </style:style>
    <style:style style:name="P135" style:parent-style-name="TableHeading" style:family="paragraph">
      <style:text-properties style:font-name-complex="Times New Roman" fo:color="#000000" fo:font-size="14pt" style:font-size-asian="14pt" style:font-size-complex="14pt"/>
    </style:style>
    <style:style style:name="TableCell136" style:family="table-cell">
      <style:table-cell-properties fo:border="0.0069in solid #00000A" fo:padding-top="0in" fo:padding-left="0.075in" fo:padding-bottom="0in" fo:padding-right="0.075in"/>
    </style:style>
    <style:style style:name="P137" style:parent-style-name="TableHeading" style:family="paragraph">
      <style:text-properties style:font-name-complex="Times New Roman" fo:font-size="14pt" style:font-size-asian="14pt" style:font-size-complex="14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A" fo:padding-top="0in" fo:padding-left="0.075in" fo:padding-bottom="0in" fo:padding-right="0.075in"/>
    </style:style>
    <style:style style:name="P140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41" style:family="table-cell">
      <style:table-cell-properties fo:border="0.0069in solid #00000A" fo:padding-top="0in" fo:padding-left="0.075in" fo:padding-bottom="0in" fo:padding-right="0.075in"/>
    </style:style>
    <style:style style:name="P142" style:parent-style-name="NormalWeb" style:family="paragraph">
      <style:paragraph-properties fo:text-align="center" fo:margin-top="0in" fo:margin-bottom="0in">
        <style:tab-stops>
          <style:tab-stop style:type="left" style:position="0in"/>
        </style:tab-stops>
      </style:paragraph-properties>
      <style:text-properties fo:color="#000000" fo:font-size="14pt" style:font-size-asian="14pt" style:font-size-complex="14pt"/>
    </style:style>
    <style:style style:name="TableCell143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144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P145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46" style:family="table-cell">
      <style:table-cell-properties fo:border="0.0069in solid #00000A" fo:padding-top="0in" fo:padding-left="0.075in" fo:padding-bottom="0in" fo:padding-right="0.075in"/>
    </style:style>
    <style:style style:name="P147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48" style:family="table-cell">
      <style:table-cell-properties fo:border="0.0069in solid #00000A" fo:padding-top="0in" fo:padding-left="0.075in" fo:padding-bottom="0in" fo:padding-right="0.075in"/>
    </style:style>
    <style:style style:name="P149" style:parent-style-name="NormalWeb" style:list-style-name="WWNum11" style:family="paragraph">
      <style:paragraph-properties fo:text-align="center" fo:margin-top="0in" fo:margin-bottom="0in"/>
    </style:style>
    <style:style style:name="T150" style:parent-style-name="DefaultParagraphFont" style:family="text">
      <style:text-properties fo:color="#000000" fo:font-size="14pt" style:font-size-asian="14pt" style:font-size-complex="14pt"/>
    </style:style>
    <style:style style:name="T151" style:parent-style-name="DefaultParagraphFont" style:family="text">
      <style:text-properties fo:color="#000000" fo:font-size="14pt" style:font-size-asian="14pt" style:font-size-complex="14pt"/>
    </style:style>
    <style:style style:name="T152" style:parent-style-name="DefaultParagraphFont" style:family="text">
      <style:text-properties fo:color="#000000" fo:font-size="14pt" style:font-size-asian="14pt" style:font-size-complex="14pt"/>
    </style:style>
    <style:style style:name="T153" style:parent-style-name="DefaultParagraphFont" style:family="text">
      <style:text-properties fo:color="#000000" fo:font-size="14pt" style:font-size-asian="14pt" style:font-size-complex="14pt"/>
    </style:style>
    <style:style style:name="P154" style:parent-style-name="NormalWeb" style:list-style-name="WWNum11" style:family="paragraph">
      <style:paragraph-properties fo:text-align="center" fo:margin-top="0in" fo:margin-bottom="0in"/>
    </style:style>
    <style:style style:name="T155" style:parent-style-name="DefaultParagraphFont" style:family="text">
      <style:text-properties fo:color="#000000" fo:font-size="14pt" style:font-size-asian="14pt" style:font-size-complex="14pt"/>
    </style:style>
    <style:style style:name="T156" style:parent-style-name="DefaultParagraphFont" style:family="text">
      <style:text-properties fo:color="#000000" fo:font-size="14pt" style:font-size-asian="14pt" style:font-size-complex="14pt"/>
    </style:style>
    <style:style style:name="P157" style:parent-style-name="NormalWeb" style:list-style-name="WWNum11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58" style:family="table-cell">
      <style:table-cell-properties fo:border="0.0069in solid #00000A" fo:padding-top="0in" fo:padding-left="0.075in" fo:padding-bottom="0in" fo:padding-right="0.075in"/>
    </style:style>
    <style:style style:name="P159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60" style:family="table-cell">
      <style:table-cell-properties fo:border="0.0069in solid #00000A" fo:padding-top="0in" fo:padding-left="0.075in" fo:padding-bottom="0in" fo:padding-right="0.075in"/>
    </style:style>
    <style:style style:name="P161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A" fo:padding-top="0in" fo:padding-left="0.075in" fo:padding-bottom="0in" fo:padding-right="0.075in"/>
    </style:style>
    <style:style style:name="P164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65" style:family="table-cell">
      <style:table-cell-properties fo:border="0.0069in solid #00000A" fo:padding-top="0in" fo:padding-left="0.075in" fo:padding-bottom="0in" fo:padding-right="0.075in"/>
    </style:style>
    <style:style style:name="P166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P167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68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169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P170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71" style:family="table-cell">
      <style:table-cell-properties fo:border="0.0069in solid #00000A" fo:padding-top="0in" fo:padding-left="0.075in" fo:padding-bottom="0in" fo:padding-right="0.075in"/>
    </style:style>
    <style:style style:name="P172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73" style:family="table-cell">
      <style:table-cell-properties fo:border="0.0069in solid #00000A" fo:padding-top="0in" fo:padding-left="0.075in" fo:padding-bottom="0in" fo:padding-right="0.075in"/>
    </style:style>
    <style:style style:name="P174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75" style:family="table-cell">
      <style:table-cell-properties fo:border="0.0069in solid #00000A" fo:padding-top="0in" fo:padding-left="0.075in" fo:padding-bottom="0in" fo:padding-right="0.075in"/>
    </style:style>
    <style:style style:name="P176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77" style:family="table-cell">
      <style:table-cell-properties fo:border="0.0069in solid #00000A" fo:padding-top="0in" fo:padding-left="0.075in" fo:padding-bottom="0in" fo:padding-right="0.075in"/>
    </style:style>
    <style:style style:name="P178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69in solid #00000A" fo:padding-top="0in" fo:padding-left="0.075in" fo:padding-bottom="0in" fo:padding-right="0.075in"/>
    </style:style>
    <style:style style:name="P181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82" style:family="table-cell">
      <style:table-cell-properties fo:border="0.0069in solid #00000A" fo:padding-top="0in" fo:padding-left="0.075in" fo:padding-bottom="0in" fo:padding-right="0.075in"/>
    </style:style>
    <style:style style:name="P183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P184" style:parent-style-name="NormalWeb" style:family="paragraph">
      <style:paragraph-properties fo:text-align="center" fo:margin-top="0in" fo:margin-bottom="0in"/>
    </style:style>
    <style:style style:name="T185" style:parent-style-name="apple-tab-span" style:family="text">
      <style:text-properties fo:color="#000000" fo:font-size="14pt" style:font-size-asian="14pt" style:font-size-complex="14pt"/>
    </style:style>
    <style:style style:name="T186" style:parent-style-name="apple-tab-span" style:family="text">
      <style:text-properties fo:color="#000000" fo:font-size="14pt" style:font-size-asian="14pt" style:font-size-complex="14pt"/>
    </style:style>
    <style:style style:name="T187" style:parent-style-name="apple-tab-span" style:family="text">
      <style:text-properties fo:color="#000000" fo:font-size="14pt" style:font-size-asian="14pt" style:font-size-complex="14pt"/>
    </style:style>
    <style:style style:name="TableCell188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189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P190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91" style:family="table-cell">
      <style:table-cell-properties fo:border="0.0069in solid #00000A" fo:padding-top="0in" fo:padding-left="0.075in" fo:padding-bottom="0in" fo:padding-right="0.075in"/>
    </style:style>
    <style:style style:name="P192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93" style:family="table-cell">
      <style:table-cell-properties fo:border="0.0069in solid #00000A" fo:padding-top="0in" fo:padding-left="0.075in" fo:padding-bottom="0in" fo:padding-right="0.075in"/>
    </style:style>
    <style:style style:name="P194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95" style:family="table-cell">
      <style:table-cell-properties fo:border="0.0069in solid #00000A" fo:padding-top="0in" fo:padding-left="0.075in" fo:padding-bottom="0in" fo:padding-right="0.075in"/>
    </style:style>
    <style:style style:name="P196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197" style:family="table-cell">
      <style:table-cell-properties fo:border="0.0069in solid #00000A" fo:padding-top="0in" fo:padding-left="0.075in" fo:padding-bottom="0in" fo:padding-right="0.075in"/>
    </style:style>
    <style:style style:name="P198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A" fo:padding-top="0in" fo:padding-left="0.075in" fo:padding-bottom="0in" fo:padding-right="0.075in"/>
    </style:style>
    <style:style style:name="P201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202" style:family="table-cell">
      <style:table-cell-properties fo:border="0.0069in solid #00000A" fo:padding-top="0in" fo:padding-left="0.075in" fo:padding-bottom="0in" fo:padding-right="0.075in"/>
    </style:style>
    <style:style style:name="P203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P204" style:parent-style-name="NormalWeb" style:family="paragraph">
      <style:paragraph-properties fo:text-align="center" fo:margin-top="0in" fo:margin-bottom="0in"/>
    </style:style>
    <style:style style:name="T205" style:parent-style-name="apple-tab-span" style:family="text">
      <style:text-properties fo:color="#000000" fo:font-size="14pt" style:font-size-asian="14pt" style:font-size-complex="14pt"/>
    </style:style>
    <style:style style:name="T206" style:parent-style-name="apple-tab-span" style:family="text">
      <style:text-properties fo:color="#000000" fo:font-size="14pt" style:font-size-asian="14pt" style:font-size-complex="14pt"/>
    </style:style>
    <style:style style:name="TableCell207" style:family="table-cell">
      <style:table-cell-properties fo:border-top="0.0069in solid #00000A" fo:border-left="0.0069in solid #00000A" fo:border-bottom="0.0069in solid #00000A" fo:border-right="none" fo:padding-top="0in" fo:padding-left="0.075in" fo:padding-bottom="0in" fo:padding-right="0.075in"/>
    </style:style>
    <style:style style:name="P208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P209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210" style:family="table-cell">
      <style:table-cell-properties fo:border="0.0069in solid #00000A" fo:padding-top="0in" fo:padding-left="0.075in" fo:padding-bottom="0in" fo:padding-right="0.075in"/>
    </style:style>
    <style:style style:name="P211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212" style:family="table-cell">
      <style:table-cell-properties fo:border="0.0069in solid #00000A" fo:padding-top="0in" fo:padding-left="0.075in" fo:padding-bottom="0in" fo:padding-right="0.075in"/>
    </style:style>
    <style:style style:name="P213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214" style:family="table-cell">
      <style:table-cell-properties fo:border="0.0069in solid #00000A" fo:padding-top="0in" fo:padding-left="0.075in" fo:padding-bottom="0in" fo:padding-right="0.075in"/>
    </style:style>
    <style:style style:name="P215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TableCell216" style:family="table-cell">
      <style:table-cell-properties fo:border="0.0069in solid #00000A" fo:padding-top="0in" fo:padding-left="0.075in" fo:padding-bottom="0in" fo:padding-right="0.075in"/>
    </style:style>
    <style:style style:name="P217" style:parent-style-name="NormalWeb" style:family="paragraph">
      <style:paragraph-properties fo:text-align="center" fo:margin-top="0in" fo:margin-bottom="0in"/>
      <style:text-properties fo:color="#000000" fo:font-size="14pt" style:font-size-asian="14pt" style:font-size-complex="14pt"/>
    </style:style>
    <style:style style:name="P218" style:parent-style-name="NormalWeb" style:family="paragraph">
      <style:paragraph-properties fo:margin-top="0in" fo:margin-bottom="0in"/>
      <style:text-properties fo:font-weight="bold" style:font-weight-asian="bold" style:font-weight-complex="bold" fo:color="#000000" fo:font-size="14pt" style:font-size-asian="14pt" style:font-size-complex="14pt"/>
    </style:style>
    <style:style style:name="P219" style:parent-style-name="Standard" style:family="paragraph">
      <style:text-properties style:font-name-complex="Times New Roman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style:font-name-complex="Times New Roman" fo:font-weight="bold" style:font-weight-asian="bold" fo:color="#000000" fo:font-size="14pt" style:font-size-asian="14pt" style:font-size-complex="11pt"/>
    </style:style>
    <style:style style:name="P221" style:parent-style-name="Standard" style:family="paragraph">
      <style:text-properties style:font-name-complex="Times New Roman" fo:font-weight="bold" style:font-weight-asian="bold" style:font-weight-complex="bold" fo:color="#000000" fo:font-size="18pt" style:font-size-asian="18pt" style:font-size-complex="14pt" style:text-underline-type="single" style:text-underline-style="solid" style:text-underline-width="auto" style:text-underline-mode="continuous"/>
    </style:style>
    <style:style style:name="P222" style:parent-style-name="Standard" style:list-style-name="LFO14" style:family="paragraph"/>
    <style:style style:name="T223" style:parent-style-name="DefaultParagraphFont" style:family="text">
      <style:text-properties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24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225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P226" style:parent-style-name="Standard" style:family="paragraph">
      <style:text-properties style:font-name-complex="Times New Roman" fo:color="#000000" fo:font-size="14pt" style:font-size-asian="14pt" style:font-size-complex="14pt"/>
    </style:style>
    <style:style style:name="TableColumn228" style:family="table-column">
      <style:table-column-properties style:column-width="1.7312in" style:use-optimal-column-width="false"/>
    </style:style>
    <style:style style:name="TableColumn229" style:family="table-column">
      <style:table-column-properties style:column-width="1.7312in" style:use-optimal-column-width="false"/>
    </style:style>
    <style:style style:name="TableColumn230" style:family="table-column">
      <style:table-column-properties style:column-width="1.7312in" style:use-optimal-column-width="false"/>
    </style:style>
    <style:style style:name="TableColumn231" style:family="table-column">
      <style:table-column-properties style:column-width="1.7312in" style:use-optimal-column-width="false"/>
    </style:style>
    <style:style style:name="Table227" style:family="table">
      <style:table-properties style:width="6.925in" fo:margin-left="0.0312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4" style:parent-style-name="TableHeading" style:family="paragraph">
      <style:text-properties style:font-name-complex="Times New Roman" fo:font-size="14pt" style:font-size-asian="14pt" style:font-size-complex="14pt"/>
    </style:style>
    <style:style style:name="TableCell2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6" style:parent-style-name="TableHeading" style:family="paragraph">
      <style:text-properties style:font-name-complex="Times New Roman" fo:font-size="14pt" style:font-size-asian="14pt" style:font-size-complex="14pt"/>
    </style:style>
    <style:style style:name="TableCell2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8" style:parent-style-name="TableHeading" style:family="paragraph">
      <style:text-properties style:font-name-complex="Times New Roman" fo:font-size="14pt" style:font-size-asian="14pt" style:font-size-complex="14pt"/>
    </style:style>
    <style:style style:name="TableCell239" style:family="table-cell">
      <style:table-cell-properties fo:border="0.0034in solid #000000" fo:padding-top="0.0381in" fo:padding-left="0.0381in" fo:padding-bottom="0.0381in" fo:padding-right="0.0381in"/>
    </style:style>
    <style:style style:name="P240" style:parent-style-name="TableHeading" style:family="paragraph">
      <style:text-properties style:font-name-complex="Times New Roman" fo:font-size="14pt" style:font-size-asian="14pt" style:font-size-complex="14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250" style:family="table-row">
      <style:table-row-properties style:use-optimal-row-height="false"/>
    </style:style>
    <style:style style:name="P251" style:parent-style-name="Normal" style:family="paragraph">
      <style:text-properties style:font-name-complex="Times New Roman" fo:font-size="14pt" style:font-size-asian="14pt" style:font-size-complex="14pt"/>
    </style:style>
    <style:style style:name="P252" style:parent-style-name="Normal" style:family="paragraph">
      <style:text-properties style:font-name-complex="Times New Roman" fo:font-size="14pt" style:font-size-asian="14pt" style:font-size-complex="14pt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257" style:family="table-row">
      <style:table-row-properties style:use-optimal-row-height="false"/>
    </style:style>
    <style:style style:name="P258" style:parent-style-name="Normal" style:family="paragraph">
      <style:text-properties style:font-name-complex="Times New Roman" fo:font-size="14pt" style:font-size-asian="14pt" style:font-size-complex="14pt"/>
    </style:style>
    <style:style style:name="P259" style:parent-style-name="Normal" style:family="paragraph">
      <style:text-properties style:font-name-complex="Times New Roman" fo:font-size="14pt" style:font-size-asian="14pt" style:font-size-complex="14pt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273" style:family="table-row">
      <style:table-row-properties style:use-optimal-row-height="false"/>
    </style:style>
    <style:style style:name="P274" style:parent-style-name="Normal" style:family="paragraph">
      <style:text-properties style:font-name-complex="Times New Roman" fo:font-size="14pt" style:font-size-asian="14pt" style:font-size-complex="14pt"/>
    </style:style>
    <style:style style:name="P275" style:parent-style-name="Normal" style:family="paragraph">
      <style:text-properties style:font-name-complex="Times New Roman" fo:font-size="14pt" style:font-size-asian="14pt" style:font-size-complex="14pt"/>
    </style:style>
    <style:style style:name="TableCell2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280" style:family="table-row">
      <style:table-row-properties style:use-optimal-row-height="false"/>
    </style:style>
    <style:style style:name="P281" style:parent-style-name="Normal" style:family="paragraph">
      <style:text-properties style:font-name-complex="Times New Roman" fo:font-size="14pt" style:font-size-asian="14pt" style:font-size-complex="14pt"/>
    </style:style>
    <style:style style:name="P282" style:parent-style-name="Normal" style:family="paragraph">
      <style:text-properties style:font-name-complex="Times New Roman" fo:font-size="14pt" style:font-size-asian="14pt" style:font-size-complex="14pt"/>
    </style:style>
    <style:style style:name="TableCell2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287" style:family="table-row">
      <style:table-row-properties style:use-optimal-row-height="false"/>
    </style:style>
    <style:style style:name="P288" style:parent-style-name="Normal" style:family="paragraph">
      <style:text-properties style:font-name-complex="Times New Roman" fo:font-size="14pt" style:font-size-asian="14pt" style:font-size-complex="14pt"/>
    </style:style>
    <style:style style:name="TableCell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2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295" style:family="table-row">
      <style:table-row-properties style:use-optimal-row-height="false"/>
    </style:style>
    <style:style style:name="P296" style:parent-style-name="Normal" style:family="paragraph">
      <style:text-properties style:font-name-complex="Times New Roman" fo:font-size="14pt" style:font-size-asian="14pt" style:font-size-complex="14pt"/>
    </style:style>
    <style:style style:name="P297" style:parent-style-name="Normal" style:family="paragraph">
      <style:text-properties style:font-name-complex="Times New Roman" fo:font-size="14pt" style:font-size-asian="14pt" style:font-size-complex="14pt"/>
    </style:style>
    <style:style style:name="TableCell2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02" style:family="table-row">
      <style:table-row-properties style:use-optimal-row-height="false"/>
    </style:style>
    <style:style style:name="P303" style:parent-style-name="Normal" style:family="paragraph">
      <style:text-properties style:font-name-complex="Times New Roman" fo:font-size="14pt" style:font-size-asian="14pt" style:font-size-complex="14pt"/>
    </style:style>
    <style:style style:name="P304" style:parent-style-name="Normal" style:family="paragraph">
      <style:text-properties style:font-name-complex="Times New Roman" fo:font-size="14pt" style:font-size-asian="14pt" style:font-size-complex="14pt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09" style:family="table-row">
      <style:table-row-properties style:min-row-height="0.0416in"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18" style:family="table-row">
      <style:table-row-properties style:min-row-height="0.0416in" style:use-optimal-row-height="false"/>
    </style:style>
    <style:style style:name="P319" style:parent-style-name="Normal" style:family="paragraph">
      <style:text-properties style:font-name-complex="Times New Roman" fo:font-size="14pt" style:font-size-asian="14pt" style:font-size-complex="14pt"/>
    </style:style>
    <style:style style:name="P320" style:parent-style-name="Normal" style:family="paragraph">
      <style:text-properties style:font-name-complex="Times New Roman" fo:font-size="14pt" style:font-size-asian="14pt" style:font-size-complex="14pt"/>
    </style:style>
    <style:style style:name="TableCell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25" style:family="table-row">
      <style:table-row-properties style:min-row-height="0.0416in" style:use-optimal-row-height="false"/>
    </style:style>
    <style:style style:name="P326" style:parent-style-name="Normal" style:family="paragraph">
      <style:text-properties style:font-name-complex="Times New Roman" fo:font-size="14pt" style:font-size-asian="14pt" style:font-size-complex="14pt"/>
    </style:style>
    <style:style style:name="P327" style:parent-style-name="Normal" style:family="paragraph">
      <style:text-properties style:font-name-complex="Times New Roman" fo:font-size="14pt" style:font-size-asian="14pt" style:font-size-complex="14pt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32" style:family="table-row">
      <style:table-row-properties style:min-row-height="0.0416in" style:use-optimal-row-height="false"/>
    </style:style>
    <style:style style:name="P333" style:parent-style-name="Normal" style:family="paragraph">
      <style:text-properties style:font-name-complex="Times New Roman" fo:font-size="14pt" style:font-size-asian="14pt" style:font-size-complex="14pt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40" style:family="table-row">
      <style:table-row-properties style:min-row-height="0.0416in" style:use-optimal-row-height="false"/>
    </style:style>
    <style:style style:name="P341" style:parent-style-name="Normal" style:family="paragraph">
      <style:text-properties style:font-name-complex="Times New Roman" fo:font-size="14pt" style:font-size-asian="14pt" style:font-size-complex="14pt"/>
    </style:style>
    <style:style style:name="P342" style:parent-style-name="Normal" style:family="paragraph">
      <style:text-properties style:font-name-complex="Times New Roman" fo:font-size="14pt" style:font-size-asian="14pt" style:font-size-complex="14pt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47" style:family="table-row">
      <style:table-row-properties style:min-row-height="0.0416in" style:use-optimal-row-height="false"/>
    </style:style>
    <style:style style:name="P348" style:parent-style-name="Normal" style:family="paragraph">
      <style:text-properties style:font-name-complex="Times New Roman" fo:font-size="14pt" style:font-size-asian="14pt" style:font-size-complex="14pt"/>
    </style:style>
    <style:style style:name="P349" style:parent-style-name="Normal" style:family="paragraph">
      <style:text-properties style:font-name-complex="Times New Roman" fo:font-size="14pt" style:font-size-asian="14pt" style:font-size-complex="14pt"/>
    </style:style>
    <style:style style:name="TableCell3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54" style:family="table-row">
      <style:table-row-properties style:min-row-height="0.0069in"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63" style:family="table-row">
      <style:table-row-properties style:min-row-height="0.0069in" style:use-optimal-row-height="false"/>
    </style:style>
    <style:style style:name="P364" style:parent-style-name="Normal" style:family="paragraph">
      <style:text-properties style:font-name-complex="Times New Roman" fo:font-size="14pt" style:font-size-asian="14pt" style:font-size-complex="14pt"/>
    </style:style>
    <style:style style:name="P365" style:parent-style-name="Normal" style:family="paragraph">
      <style:text-properties style:font-name-complex="Times New Roman" fo:font-size="14pt" style:font-size-asian="14pt" style:font-size-complex="14pt"/>
    </style:style>
    <style:style style:name="TableCell3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70" style:family="table-row">
      <style:table-row-properties style:min-row-height="0.0069in" style:use-optimal-row-height="false"/>
    </style:style>
    <style:style style:name="P371" style:parent-style-name="Normal" style:family="paragraph">
      <style:text-properties style:font-name-complex="Times New Roman" fo:font-size="14pt" style:font-size-asian="14pt" style:font-size-complex="14pt"/>
    </style:style>
    <style:style style:name="P372" style:parent-style-name="Normal" style:family="paragraph">
      <style:text-properties style:font-name-complex="Times New Roman" fo:font-size="14pt" style:font-size-asian="14pt" style:font-size-complex="14pt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77" style:family="table-row">
      <style:table-row-properties style:min-row-height="0.0069in" style:use-optimal-row-height="false"/>
    </style:style>
    <style:style style:name="P378" style:parent-style-name="Normal" style:family="paragraph">
      <style:text-properties style:font-name-complex="Times New Roman" fo:font-size="14pt" style:font-size-asian="14pt" style:font-size-complex="14pt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85" style:family="table-row">
      <style:table-row-properties style:min-row-height="0.0069in" style:use-optimal-row-height="false"/>
    </style:style>
    <style:style style:name="P386" style:parent-style-name="Normal" style:family="paragraph">
      <style:text-properties style:font-name-complex="Times New Roman" fo:font-size="14pt" style:font-size-asian="14pt" style:font-size-complex="14pt"/>
    </style:style>
    <style:style style:name="P387" style:parent-style-name="Normal" style:family="paragraph">
      <style:text-properties style:font-name-complex="Times New Roman" fo:font-size="14pt" style:font-size-asian="14pt" style:font-size-complex="14pt"/>
    </style:style>
    <style:style style:name="TableCell3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392" style:family="table-row">
      <style:table-row-properties style:min-row-height="0.0069in" style:use-optimal-row-height="false"/>
    </style:style>
    <style:style style:name="P393" style:parent-style-name="Normal" style:family="paragraph">
      <style:text-properties style:font-name-complex="Times New Roman" fo:font-size="14pt" style:font-size-asian="14pt" style:font-size-complex="14pt"/>
    </style:style>
    <style:style style:name="P394" style:parent-style-name="Normal" style:family="paragraph">
      <style:text-properties style:font-name-complex="Times New Roman" fo:font-size="14pt" style:font-size-asian="14pt" style:font-size-complex="14pt"/>
    </style:style>
    <style:style style:name="TableCell3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99" style:parent-style-name="Textbody" style:family="paragraph">
      <style:text-properties style:font-name-complex="Times New Roman" fo:font-size="14pt" style:font-size-asian="14pt" style:font-size-complex="14pt"/>
    </style:style>
    <style:style style:name="T400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401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402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P403" style:parent-style-name="Textbody" style:family="paragraph">
      <style:text-properties style:font-name-complex="Times New Roman" fo:color="#000000" fo:font-size="14pt" style:font-size-asian="14pt" style:font-size-complex="14pt"/>
    </style:style>
    <style:style style:name="TableColumn405" style:family="table-column">
      <style:table-column-properties style:column-width="1.7312in" style:use-optimal-column-width="false"/>
    </style:style>
    <style:style style:name="TableColumn406" style:family="table-column">
      <style:table-column-properties style:column-width="1.7312in" style:use-optimal-column-width="false"/>
    </style:style>
    <style:style style:name="TableColumn407" style:family="table-column">
      <style:table-column-properties style:column-width="1.7312in" style:use-optimal-column-width="false"/>
    </style:style>
    <style:style style:name="TableColumn408" style:family="table-column">
      <style:table-column-properties style:column-width="1.7312in" style:use-optimal-column-width="false"/>
    </style:style>
    <style:style style:name="Table404" style:family="table">
      <style:table-properties style:width="6.925in" fo:margin-left="0.0312in" table:align="lef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1" style:parent-style-name="TableHeading" style:family="paragraph">
      <style:text-properties style:font-name-complex="Times New Roman" fo:font-size="14pt" style:font-size-asian="14pt" style:font-size-complex="14pt"/>
    </style:style>
    <style:style style:name="TableCell4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3" style:parent-style-name="TableHeading" style:family="paragraph">
      <style:text-properties style:font-name-complex="Times New Roman" fo:font-size="14pt" style:font-size-asian="14pt" style:font-size-complex="14pt"/>
    </style:style>
    <style:style style:name="TableCell4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5" style:parent-style-name="TableHeading" style:family="paragraph">
      <style:text-properties style:font-name-complex="Times New Roman" fo:font-size="14pt" style:font-size-asian="14pt" style:font-size-complex="14pt"/>
    </style:style>
    <style:style style:name="TableCell416" style:family="table-cell">
      <style:table-cell-properties fo:border="0.0034in solid #000000" fo:padding-top="0.0381in" fo:padding-left="0.0381in" fo:padding-bottom="0.0381in" fo:padding-right="0.0381in"/>
    </style:style>
    <style:style style:name="P417" style:parent-style-name="TableHeading" style:family="paragraph">
      <style:text-properties style:font-name-complex="Times New Roman" fo:font-size="14pt" style:font-size-asian="14pt" style:font-size-complex="14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TableCell4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454" style:parent-style-name="Textbody" style:family="paragraph">
      <style:text-properties style:font-name-complex="Times New Roman" fo:color="#000000" fo:font-size="14pt" style:font-size-asian="14pt" style:font-size-complex="14pt"/>
    </style:style>
    <style:style style:name="T455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456" style:parent-style-name="DefaultParagraphFont" style:family="text">
      <style:text-properties style:font-name-complex="Times New Roman" fo:color="#000000" fo:font-size="14pt" style:font-size-asian="14pt" style:font-size-complex="14pt"/>
    </style:style>
    <style:style style:name="T457" style:parent-style-name="DefaultParagraphFont" style:family="text">
      <style:text-properties style:font-name-complex="Times New Roman" fo:font-size="14pt" style:font-size-asian="14pt" style:font-size-complex="14pt"/>
    </style:style>
  </office:automatic-styles>
  <office:body>
    <office:text text:use-soft-page-breaks="true">
      <text:p text:style-name="P1">Testing Concepts Session- 1 and 2 Assignment</text:p>
      <text:p text:style-name="P2"/>
      <text:p text:style-name="P3">Assignment-1</text:p>
      <text:p text:style-name="P4"/>
      <text:p text:style-name="P5"><text:bookmark-start text:name="docs-internal-guid-005b3aae-7fff-64e6-43"/><text:bookmark-end text:name="docs-internal-guid-005b3aae-7fff-64e6-43"/><text:span text:style-name="T6">Question 1.<text:s/></text:span><text:span text:style-name="T7"><text:s/>Groom the above user story and mention :</text:span></text:p>
      <text:p text:style-name="P8"/>
      <text:list text:style-name="LFO4" text:continue-numbering="true">
        <text:list-item>
          <text:p text:style-name="P9">Any clarification required in user story acceptance criteria.</text:p>
        </text:list-item>
      </text:list>
      <text:list text:style-name="LFO17" text:continue-numbering="true">
        <text:list-item>
          <text:p text:style-name="P10">Is money to be refunded, if the user cancels the<text:s/>ticket on the same day of the journey?If yes, then how much per cent of the ticket amount will be refunded?</text:p>
        </text:list-item>
        <text:list-item>
          <text:p text:style-name="P11">What if the user don’t have any email id?</text:p>
        </text:list-item>
        <text:list-item>
          <text:p text:style-name="P12">What will be the mode of payment of refund amount?</text:p>
        </text:list-item>
        <text:list-item>
          <text:p text:style-name="P13">What will be the format of cancellation mail or message<text:s/>sent to the user.</text:p>
        </text:list-item>
        <text:list-item>
          <text:p text:style-name="P14">Upper limit of the cancellation duration has to be included in which range?</text:p>
        </text:list-item>
      </text:list>
      <text:p text:style-name="P15"/>
      <text:list text:style-name="LFO4" text:continue-numbering="true">
        <text:list-item>
          <text:p text:style-name="P16"><text:bookmark-start text:name="docs-internal-guid-0a4045d1-7fff-d7fb-e9"/><text:bookmark-end text:name="docs-internal-guid-0a4045d1-7fff-d7fb-e9"/>Any questions for the scope of the requirements. <text:s/></text:p>
        </text:list-item>
      </text:list>
      <text:list text:style-name="LFO19" text:continue-numbering="true">
        <text:list-item>
          <text:p text:style-name="P17">Is there any other means of communication to be provided to inform the user about on successful/ fail <text:s text:c="2"/>cancellation of the ticket like through message on phone number, etc.</text:p>
        </text:list-item>
        <text:list-item>
          <text:p text:style-name="P18">Do we need to show successful ticket cancellation message on screen?</text:p>
        </text:list-item>
        <text:list-item>
          <text:p text:style-name="P19">How will the money be refunded if ticket has been booked online or offline, i.e. in either of the cases?</text:p>
        </text:list-item>
        <text:list-item>
          <text:p text:style-name="P20">What is the<text:s/>process of money transfer, if the person doesn’t have a bank account?</text:p>
        </text:list-item>
        <text:list-item>
          <text:p text:style-name="P21">What if cancellation is not successful? Do we need to send any mail in that case also?</text:p>
        </text:list-item>
        <text:list-item>
          <text:p text:style-name="P22">How can the user approach, if he doesn’t get his refund amount back?</text:p>
        </text:list-item>
        <text:list-item>
          <text:p text:style-name="P23">What is the specified deadline or time limit/ duration <text:s/>to get ticket cancellation refund amount?</text:p>
        </text:list-item>
      </text:list>
      <text:p text:style-name="P24"/>
      <text:p text:style-name="P25">Question 2.<text:s/>Create all Test Coverage Scenarios for the above User Story.</text:p>
      <text:p text:style-name="P26"/>
      <text:p text:style-name="P27"><text:bookmark-start text:name="docs-internal-guid-2625f978-7fff-17f0-38"/><text:bookmark-end text:name="docs-internal-guid-2625f978-7fff-17f0-38"/>Test Coverage Scenarios</text:p>
      <text:p text:style-name="P28"/>
      <text:p text:style-name="P29">Positive test coverage scenario:-</text:p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Test coverage scenario id</text:p>
          </table:table-cell>
          <table:table-cell table:style-name="TableCell38">
            <text:p text:style-name="P39">Range</text:p>
          </table:table-cell>
          <table:table-cell table:style-name="TableCell40">
            <text:p text:style-name="P41">Expected output</text:p>
          </table:table-cell>
        </table:table-row>
        <table:table-row table:style-name="TableRow42">
          <table:table-cell table:style-name="TableCell43">
            <text:p text:style-name="P44">1</text:p>
          </table:table-cell>
          <table:table-cell table:style-name="TableCell45">
            <text:p text:style-name="P46">Ticket cancellation date &gt;<text:s/>Current date</text:p>
          </table:table-cell>
          <table:table-cell table:style-name="TableCell47">
            <text:p text:style-name="P48">Find difference between journey date and ticket cancellation date</text:p>
          </table:table-cell>
        </table:table-row>
        <table:table-row table:style-name="TableRow49">
          <table:table-cell table:style-name="TableCell50">
            <text:p text:style-name="P51">1.1</text:p>
          </table:table-cell>
          <table:table-cell table:style-name="TableCell52">
            <text:p text:style-name="P53">&gt;=60</text:p>
          </table:table-cell>
          <table:table-cell table:style-name="TableCell54">
            <text:p text:style-name="P55">70% refund</text:p>
          </table:table-cell>
        </table:table-row>
        <table:table-row table:style-name="TableRow56">
          <table:table-cell table:style-name="TableCell57">
            <text:p text:style-name="P58">1.2</text:p>
          </table:table-cell>
          <table:table-cell table:style-name="TableCell59">
            <text:p text:style-name="P60">60 to 30</text:p>
          </table:table-cell>
          <table:table-cell table:style-name="TableCell61">
            <text:p text:style-name="P62">50% refund</text:p>
          </table:table-cell>
        </table:table-row>
        <table:table-row table:style-name="TableRow63">
          <table:table-cell table:style-name="TableCell64">
            <text:p text:style-name="P65">1.3</text:p>
          </table:table-cell>
          <table:table-cell table:style-name="TableCell66">
            <text:p text:style-name="P67">30 to 10</text:p>
          </table:table-cell>
          <table:table-cell table:style-name="TableCell68">
            <text:p text:style-name="P69">35% refund</text:p>
          </table:table-cell>
        </table:table-row>
        <table:table-row table:style-name="TableRow70">
          <table:table-cell table:style-name="TableCell71">
            <text:p text:style-name="P72">1.4</text:p>
          </table:table-cell>
          <table:table-cell table:style-name="TableCell73">
            <text:p text:style-name="P74">10 to 1</text:p>
          </table:table-cell>
          <table:table-cell table:style-name="TableCell75">
            <text:p text:style-name="P76">20% refund</text:p>
          </table:table-cell>
        </table:table-row>
      </table:table>
      <text:p text:style-name="P77"/>
      <text:p text:style-name="P78"/>
      <text:p text:style-name="P79">Negative test coverage scenario:-</text:p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Test coverage scenario id</text:p>
          </table:table-cell>
          <table:table-cell table:style-name="TableCell88">
            <text:p text:style-name="P89">Range</text:p>
          </table:table-cell>
          <table:table-cell table:style-name="TableCell90">
            <text:p text:style-name="P91">Expected output</text:p>
          </table:table-cell>
        </table:table-row>
        <table:table-row table:style-name="TableRow92">
          <table:table-cell table:style-name="TableCell93">
            <text:p text:style-name="P94">1</text:p>
          </table:table-cell>
          <table:table-cell table:style-name="TableCell95">
            <text:p text:style-name="P96">Ticket cancellation date &lt; Current date</text:p>
          </table:table-cell>
          <table:table-cell table:style-name="TableCell97">
            <text:p text:style-name="P98">Invalid</text:p>
          </table:table-cell>
        </table:table-row>
        <table:table-row table:style-name="TableRow99">
          <table:table-cell table:style-name="TableCell100">
            <text:p text:style-name="P101">1.1</text:p>
          </table:table-cell>
          <table:table-cell table:style-name="TableCell102">
            <text:p text:style-name="P103">&lt;1</text:p>
          </table:table-cell>
          <table:table-cell table:style-name="TableCell104">
            <text:p text:style-name="P105">Invalid</text:p>
          </table:table-cell>
        </table:table-row>
      </table:table>
      <text:p text:style-name="P106"/>
      <text:p text:style-name="Standard"><text:span text:style-name="T107">Question 3.</text:span><text:span text:style-name="T108"><text:s/>Create Test Cases for the Refund Amount cal</text:span><text:span text:style-name="T109">culations for above user story:</text:span></text:p>
      <text:p text:style-name="P110"/>
      <text:p text:style-name="P111"><text:bookmark-start text:name="docs-internal-guid-2e668e2b-7fff-4aa2-61"/><text:bookmark-end text:name="docs-internal-guid-2e668e2b-7fff-4aa2-61"/>Test Cases for the Refund Amount calculations:-</text:p>
      <text:p text:style-name="P112"/>
      <text:p text:style-name="P113"/>
      <text:p text:style-name="P114"/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</table:table-columns>
        <table:table-row table:style-name="TableRow123">
          <table:table-cell table:style-name="TableCell124">
            <text:p text:style-name="P125">Test Case ID</text:p>
          </table:table-cell>
          <table:table-cell table:style-name="TableCell126">
            <text:p text:style-name="P127">Test case summary</text:p>
          </table:table-cell>
          <table:table-cell table:style-name="TableCell128">
            <text:p text:style-name="P129">Test case description</text:p>
          </table:table-cell>
          <table:table-cell table:style-name="TableCell130">
            <text:p text:style-name="P131">Prerequisite for test case</text:p>
          </table:table-cell>
          <table:table-cell table:style-name="TableCell132">
            <text:p text:style-name="P133">Test steps</text:p>
          </table:table-cell>
          <table:table-cell table:style-name="TableCell134">
            <text:p text:style-name="P135">Expected Result</text:p>
          </table:table-cell>
          <table:table-cell table:style-name="TableCell136">
            <text:p text:style-name="P137">Test case result</text:p>
          </table:table-cell>
        </table:table-row>
        <table:table-row table:style-name="TableRow138">
          <table:table-cell table:style-name="TableCell139">
            <text:p text:style-name="P140">1</text:p>
          </table:table-cell>
          <table:table-cell table:style-name="TableCell141">
            <text:p text:style-name="P142">If user cancels<text:s/><text:soft-page-break/>ticket 60 days prior to journey date</text:p>
          </table:table-cell>
          <table:table-cell table:style-name="TableCell143">
            <text:p text:style-name="P144">To test that 70% of the<text:s/><text:soft-page-break/>amount of ticket is refunded when user cancels the ticket 60 days prior to the journey date.</text:p>
            <text:p text:style-name="P145">It is assumed the user is logged into the system.</text:p>
          </table:table-cell>
          <table:table-cell table:style-name="TableCell146">
            <text:p text:style-name="P147">User log-in<text:s/><text:soft-page-break/>in<text:s/>the system.</text:p>
          </table:table-cell>
          <table:table-cell table:style-name="TableCell148">
            <text:list text:style-name="WWNum11" text:continue-numbering="true">
              <text:list-item>
                <text:p text:style-name="P149"><text:span text:style-name="T150">Click on<text:s/></text:span><text:bookmark-start text:name="docs-internal-guid-15649f9f-7fff-016c-bc"/><text:bookmark-end text:name="docs-internal-guid-15649f9f-7fff-016c-bc"/><text:span text:style-name="T151">Cancel<text:s/></text:span><text:soft-page-break/><text:span text:style-name="T152">Ticket</text:span><text:span text:style-name="T153"><text:s/>button.</text:span></text:p>
              </text:list-item>
              <text:list-item>
                <text:p text:style-name="P154"><text:span text:style-name="T155">Get all the ticket whose<text:s/></text:span><text:bookmark-start text:name="docs-internal-guid-f6672d43-7fff-d5e2-31"/><text:bookmark-end text:name="docs-internal-guid-f6672d43-7fff-d5e2-31"/><text:span text:style-name="T156">journey date is previous than current date.</text:span></text:p>
              </text:list-item>
              <text:list-item>
                <text:p text:style-name="P157">Cancel ticket</text:p>
              </text:list-item>
            </text:list>
          </table:table-cell>
          <table:table-cell table:style-name="TableCell158">
            <text:p text:style-name="P159">70% of amount<text:s/><text:soft-page-break/>should be refunded</text:p>
          </table:table-cell>
          <table:table-cell table:style-name="TableCell160">
            <text:p text:style-name="P161">70% of amount <text:s/><text:soft-page-break/>refunded</text:p>
          </table:table-cell>
        </table:table-row>
        <text:soft-page-break/>
        <table:table-row table:style-name="TableRow162">
          <table:table-cell table:style-name="TableCell163">
            <text:p text:style-name="P164">2</text:p>
          </table:table-cell>
          <table:table-cell table:style-name="TableCell165">
            <text:p text:style-name="P166">If user cancels the ticket between 60-30 days prior to journey date</text:p>
            <text:p text:style-name="P167"/>
          </table:table-cell>
          <table:table-cell table:style-name="TableCell168">
            <text:p text:style-name="P169">To test that 50% of the amount of ticket is refunded when user cancels the ticket 60-30 days prior to the journey date.</text:p>
            <text:p text:style-name="P170">It is assumed the user is logged into the system.</text:p>
          </table:table-cell>
          <table:table-cell table:style-name="TableCell171">
            <text:p text:style-name="P172">User log-in in the system.</text:p>
          </table:table-cell>
          <table:table-cell table:style-name="TableCell173">
            <text:p text:style-name="P174">Same as above</text:p>
          </table:table-cell>
          <table:table-cell table:style-name="TableCell175">
            <text:p text:style-name="P176">50% of <text:s/>amount should be refunded</text:p>
          </table:table-cell>
          <table:table-cell table:style-name="TableCell177">
            <text:p text:style-name="P178">50% of <text:s/>amount <text:s/>refunded</text:p>
          </table:table-cell>
        </table:table-row>
        <table:table-row table:style-name="TableRow179">
          <table:table-cell table:style-name="TableCell180">
            <text:p text:style-name="P181">3</text:p>
          </table:table-cell>
          <table:table-cell table:style-name="TableCell182">
            <text:p text:style-name="P183">If user cancels the ticket between 30-10 days</text:p>
            <text:p text:style-name="P184"><text:span text:style-name="T185"><text:tab/></text:span><text:span text:style-name="T186"><text:tab/></text:span><text:span text:style-name="T187"><text:tab/></text:span></text:p>
          </table:table-cell>
          <table:table-cell table:style-name="TableCell188">
            <text:p text:style-name="P189">To test that 35% of the amount of ticket is refunded when user cancels the ticket 30-10 days prior to the<text:s/><text:soft-page-break/>journey date.</text:p>
            <text:p text:style-name="P190">It is assumed the user is logged into the system.</text:p>
          </table:table-cell>
          <table:table-cell table:style-name="TableCell191">
            <text:p text:style-name="P192">User log-in in<text:s/>the system.</text:p>
          </table:table-cell>
          <table:table-cell table:style-name="TableCell193">
            <text:p text:style-name="P194">Same as above</text:p>
          </table:table-cell>
          <table:table-cell table:style-name="TableCell195">
            <text:p text:style-name="P196">35% of amount should be refunded</text:p>
          </table:table-cell>
          <table:table-cell table:style-name="TableCell197">
            <text:p text:style-name="P198">35% of <text:s/>amount <text:s/>refunded</text:p>
          </table:table-cell>
        </table:table-row>
        <text:soft-page-break/>
        <table:table-row table:style-name="TableRow199">
          <table:table-cell table:style-name="TableCell200">
            <text:p text:style-name="P201">4</text:p>
          </table:table-cell>
          <table:table-cell table:style-name="TableCell202">
            <text:p text:style-name="P203">If user cancels the ticket between 10-1 days</text:p>
            <text:p text:style-name="P204"><text:span text:style-name="T205"><text:tab/></text:span><text:span text:style-name="T206"><text:tab/></text:span></text:p>
          </table:table-cell>
          <table:table-cell table:style-name="TableCell207">
            <text:p text:style-name="P208">To test that 20% of the amount of ticket is refunded when user cancels the ticket 10-1 days prior to the journey date.</text:p>
            <text:p text:style-name="P209">It is assumed the user is logged into the system.</text:p>
          </table:table-cell>
          <table:table-cell table:style-name="TableCell210">
            <text:p text:style-name="P211">User log-in in the system.</text:p>
          </table:table-cell>
          <table:table-cell table:style-name="TableCell212">
            <text:p text:style-name="P213">Same as above</text:p>
          </table:table-cell>
          <table:table-cell table:style-name="TableCell214">
            <text:p text:style-name="P215">20% of amount should be refunded.</text:p>
          </table:table-cell>
          <table:table-cell table:style-name="TableCell216">
            <text:p text:style-name="P217">20% of <text:s/>amount <text:s/>refunded</text:p>
          </table:table-cell>
        </table:table-row>
      </table:table>
      <text:p text:style-name="P218"/>
      <text:p text:style-name="P219"/>
      <text:p text:style-name="P220">Question 4.)  For our use case:</text:p>
      <text:p text:style-name="P221"/>
      <text:list text:style-name="LFO14" text:continue-numbering="true">
        <text:list-item>
          <text:p text:style-name="P222"><text:span text:style-name="T223">Use boundary Value analysis technique and provide the set of<text:s/></text:span><text:span text:style-name="T224">data which you will take for<text:s/></text:span><text:span text:style-name="T225">testing.</text:span></text:p>
        </text:list-item>
      </text:list>
      <text:p text:style-name="P226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Range</text:p>
          </table:table-cell>
          <table:table-cell table:style-name="TableCell235">
            <text:p text:style-name="P236">Limit</text:p>
          </table:table-cell>
          <table:table-cell table:style-name="TableCell237">
            <text:p text:style-name="P238">Value</text:p>
          </table:table-cell>
          <table:table-cell table:style-name="TableCell239">
            <text:p text:style-name="P240">Expected output</text:p>
          </table:table-cell>
        </table:table-row>
        <table:table-row table:style-name="TableRow241">
          <table:table-cell table:style-name="TableCell242" table:number-rows-spanned="3">
            <text:p text:style-name="P243">&gt;=60</text:p>
          </table:table-cell>
          <table:table-cell table:style-name="TableCell244" table:number-rows-spanned="3">
            <text:p text:style-name="P245">Lower limit</text:p>
          </table:table-cell>
          <table:table-cell table:style-name="TableCell246">
            <text:p text:style-name="P247">61</text:p>
          </table:table-cell>
          <table:table-cell table:style-name="TableCell248">
            <text:p text:style-name="P249">70% refund</text:p>
          </table:table-cell>
        </table:table-row>
        <table:table-row table:style-name="TableRow250">
          <table:covered-table-cell>
            <text:p text:style-name="P251"/>
          </table:covered-table-cell>
          <table:covered-table-cell>
            <text:p text:style-name="P252"/>
          </table:covered-table-cell>
          <table:table-cell table:style-name="TableCell253">
            <text:p text:style-name="P254">60</text:p>
          </table:table-cell>
          <table:table-cell table:style-name="TableCell255">
            <text:p text:style-name="P256">70% refund</text:p>
          </table:table-cell>
        </table:table-row>
        <table:table-row table:style-name="TableRow257">
          <table:covered-table-cell>
            <text:p text:style-name="P258"/>
          </table:covered-table-cell>
          <table:covered-table-cell>
            <text:p text:style-name="P259"/>
          </table:covered-table-cell>
          <table:table-cell table:style-name="TableCell260">
            <text:p text:style-name="P261">59</text:p>
          </table:table-cell>
          <table:table-cell table:style-name="TableCell262">
            <text:p text:style-name="P263">50% refund</text:p>
          </table:table-cell>
        </table:table-row>
        <table:table-row table:style-name="TableRow264">
          <table:table-cell table:style-name="TableCell265" table:number-rows-spanned="6">
            <text:p text:style-name="P266">59 to 30</text:p>
          </table:table-cell>
          <table:table-cell table:style-name="TableCell267" table:number-rows-spanned="3">
            <text:p text:style-name="P268">Upper limit</text:p>
          </table:table-cell>
          <table:table-cell table:style-name="TableCell269">
            <text:p text:style-name="P270">60</text:p>
          </table:table-cell>
          <table:table-cell table:style-name="TableCell271">
            <text:p text:style-name="P272">70% refund</text:p>
          </table:table-cell>
        </table:table-row>
        <table:table-row table:style-name="TableRow273">
          <table:covered-table-cell>
            <text:p text:style-name="P274"/>
          </table:covered-table-cell>
          <table:covered-table-cell>
            <text:p text:style-name="P275"/>
          </table:covered-table-cell>
          <table:table-cell table:style-name="TableCell276">
            <text:p text:style-name="P277">59</text:p>
          </table:table-cell>
          <table:table-cell table:style-name="TableCell278">
            <text:p text:style-name="P279">50% refund</text:p>
          </table:table-cell>
        </table:table-row>
        <table:table-row table:style-name="TableRow280">
          <table:covered-table-cell>
            <text:p text:style-name="P281"/>
          </table:covered-table-cell>
          <table:covered-table-cell>
            <text:p text:style-name="P282"/>
          </table:covered-table-cell>
          <table:table-cell table:style-name="TableCell283">
            <text:p text:style-name="P284">58</text:p>
          </table:table-cell>
          <table:table-cell table:style-name="TableCell285">
            <text:p text:style-name="P286">50% refund</text:p>
          </table:table-cell>
        </table:table-row>
        <table:table-row table:style-name="TableRow287">
          <table:covered-table-cell>
            <text:p text:style-name="P288"/>
          </table:covered-table-cell>
          <table:table-cell table:style-name="TableCell289" table:number-rows-spanned="3">
            <text:p text:style-name="P290">Lower limit</text:p>
          </table:table-cell>
          <table:table-cell table:style-name="TableCell291">
            <text:p text:style-name="P292">31</text:p>
          </table:table-cell>
          <table:table-cell table:style-name="TableCell293">
            <text:p text:style-name="P294">50% refund</text:p>
          </table:table-cell>
        </table:table-row>
        <table:table-row table:style-name="TableRow295">
          <table:covered-table-cell>
            <text:p text:style-name="P296"/>
          </table:covered-table-cell>
          <table:covered-table-cell>
            <text:p text:style-name="P297"/>
          </table:covered-table-cell>
          <table:table-cell table:style-name="TableCell298">
            <text:p text:style-name="P299">30</text:p>
          </table:table-cell>
          <table:table-cell table:style-name="TableCell300">
            <text:p text:style-name="P301">50% refund</text:p>
          </table:table-cell>
        </table:table-row>
        <table:table-row table:style-name="TableRow302">
          <table:covered-table-cell>
            <text:p text:style-name="P303"/>
          </table:covered-table-cell>
          <table:covered-table-cell>
            <text:p text:style-name="P304"/>
          </table:covered-table-cell>
          <table:table-cell table:style-name="TableCell305">
            <text:p text:style-name="P306">29</text:p>
          </table:table-cell>
          <table:table-cell table:style-name="TableCell307">
            <text:p text:style-name="P308">35% refund</text:p>
          </table:table-cell>
        </table:table-row>
        <table:table-row table:style-name="TableRow309">
          <table:table-cell table:style-name="TableCell310" table:number-rows-spanned="6">
            <text:p text:style-name="P311">29 to 10</text:p>
          </table:table-cell>
          <table:table-cell table:style-name="TableCell312" table:number-rows-spanned="3">
            <text:p text:style-name="P313">Upper limit</text:p>
          </table:table-cell>
          <table:table-cell table:style-name="TableCell314">
            <text:p text:style-name="P315">30</text:p>
          </table:table-cell>
          <table:table-cell table:style-name="TableCell316">
            <text:p text:style-name="P317">50% refund</text:p>
          </table:table-cell>
        </table:table-row>
        <table:table-row table:style-name="TableRow318">
          <table:covered-table-cell>
            <text:p text:style-name="P319"/>
          </table:covered-table-cell>
          <table:covered-table-cell>
            <text:p text:style-name="P320"/>
          </table:covered-table-cell>
          <table:table-cell table:style-name="TableCell321">
            <text:p text:style-name="P322">29</text:p>
          </table:table-cell>
          <table:table-cell table:style-name="TableCell323">
            <text:p text:style-name="P324">35% refund</text:p>
          </table:table-cell>
        </table:table-row>
        <table:table-row table:style-name="TableRow325">
          <table:covered-table-cell>
            <text:p text:style-name="P326"/>
          </table:covered-table-cell>
          <table:covered-table-cell>
            <text:p text:style-name="P327"/>
          </table:covered-table-cell>
          <table:table-cell table:style-name="TableCell328">
            <text:p text:style-name="P329">28</text:p>
          </table:table-cell>
          <table:table-cell table:style-name="TableCell330">
            <text:p text:style-name="P331">35% refund</text:p>
          </table:table-cell>
        </table:table-row>
        <table:table-row table:style-name="TableRow332">
          <table:covered-table-cell>
            <text:p text:style-name="P333"/>
          </table:covered-table-cell>
          <table:table-cell table:style-name="TableCell334" table:number-rows-spanned="3">
            <text:p text:style-name="P335">Lower limit</text:p>
          </table:table-cell>
          <table:table-cell table:style-name="TableCell336">
            <text:p text:style-name="P337">11</text:p>
          </table:table-cell>
          <table:table-cell table:style-name="TableCell338">
            <text:p text:style-name="P339">35% refund</text:p>
          </table:table-cell>
        </table:table-row>
        <table:table-row table:style-name="TableRow340">
          <table:covered-table-cell>
            <text:p text:style-name="P341"/>
          </table:covered-table-cell>
          <table:covered-table-cell>
            <text:p text:style-name="P342"/>
          </table:covered-table-cell>
          <table:table-cell table:style-name="TableCell343">
            <text:p text:style-name="P344">10</text:p>
          </table:table-cell>
          <table:table-cell table:style-name="TableCell345">
            <text:p text:style-name="P346">35% refund</text:p>
          </table:table-cell>
        </table:table-row>
        <table:table-row table:style-name="TableRow347">
          <table:covered-table-cell>
            <text:p text:style-name="P348"/>
          </table:covered-table-cell>
          <table:covered-table-cell>
            <text:p text:style-name="P349"/>
          </table:covered-table-cell>
          <table:table-cell table:style-name="TableCell350">
            <text:p text:style-name="P351">9</text:p>
          </table:table-cell>
          <table:table-cell table:style-name="TableCell352">
            <text:p text:style-name="P353">20% refund</text:p>
          </table:table-cell>
        </table:table-row>
        <table:table-row table:style-name="TableRow354">
          <table:table-cell table:style-name="TableCell355" table:number-rows-spanned="6">
            <text:p text:style-name="P356">9 to 1</text:p>
          </table:table-cell>
          <table:table-cell table:style-name="TableCell357" table:number-rows-spanned="3">
            <text:p text:style-name="P358">Upper limit</text:p>
          </table:table-cell>
          <table:table-cell table:style-name="TableCell359">
            <text:p text:style-name="P360">10</text:p>
          </table:table-cell>
          <table:table-cell table:style-name="TableCell361">
            <text:p text:style-name="P362">35% refund</text:p>
          </table:table-cell>
        </table:table-row>
        <table:table-row table:style-name="TableRow363">
          <table:covered-table-cell>
            <text:p text:style-name="P364"/>
          </table:covered-table-cell>
          <table:covered-table-cell>
            <text:p text:style-name="P365"/>
          </table:covered-table-cell>
          <table:table-cell table:style-name="TableCell366">
            <text:p text:style-name="P367">9</text:p>
          </table:table-cell>
          <table:table-cell table:style-name="TableCell368">
            <text:p text:style-name="P369">20% refund</text:p>
          </table:table-cell>
        </table:table-row>
        <table:table-row table:style-name="TableRow370">
          <table:covered-table-cell>
            <text:p text:style-name="P371"/>
          </table:covered-table-cell>
          <table:covered-table-cell>
            <text:p text:style-name="P372"/>
          </table:covered-table-cell>
          <table:table-cell table:style-name="TableCell373">
            <text:p text:style-name="P374">8</text:p>
          </table:table-cell>
          <table:table-cell table:style-name="TableCell375">
            <text:p text:style-name="P376">20% refund</text:p>
          </table:table-cell>
        </table:table-row>
        <table:table-row table:style-name="TableRow377">
          <table:covered-table-cell>
            <text:p text:style-name="P378"/>
          </table:covered-table-cell>
          <table:table-cell table:style-name="TableCell379" table:number-rows-spanned="3">
            <text:p text:style-name="P380">Lower limit</text:p>
          </table:table-cell>
          <table:table-cell table:style-name="TableCell381">
            <text:p text:style-name="P382">2</text:p>
          </table:table-cell>
          <table:table-cell table:style-name="TableCell383">
            <text:p text:style-name="P384">20% refund</text:p>
          </table:table-cell>
        </table:table-row>
        <table:table-row table:style-name="TableRow385">
          <table:covered-table-cell>
            <text:p text:style-name="P386"/>
          </table:covered-table-cell>
          <table:covered-table-cell>
            <text:p text:style-name="P387"/>
          </table:covered-table-cell>
          <table:table-cell table:style-name="TableCell388">
            <text:p text:style-name="P389">1</text:p>
          </table:table-cell>
          <table:table-cell table:style-name="TableCell390">
            <text:p text:style-name="P391">20% refund</text:p>
          </table:table-cell>
        </table:table-row>
        <table:table-row table:style-name="TableRow392">
          <table:covered-table-cell>
            <text:p text:style-name="P393"/>
          </table:covered-table-cell>
          <table:covered-table-cell>
            <text:p text:style-name="P394"/>
          </table:covered-table-cell>
          <table:table-cell table:style-name="TableCell395">
            <text:p text:style-name="P396">0</text:p>
          </table:table-cell>
          <table:table-cell table:style-name="TableCell397">
            <text:p text:style-name="P398">invalid</text:p>
          </table:table-cell>
        </table:table-row>
      </table:table>
      <text:p text:style-name="P399"><text:line-break/></text:p>
      <text:p text:style-name="Textbody"><text:bookmark-start text:name="docs-internal-guid-41b60fab-7fff-b488-a9"/><text:bookmark-end text:name="docs-internal-guid-41b60fab-7fff-b488-a9"/><text:span text:style-name="T400"><text:s text:c="5"/>b.)<text:s/></text:span><text:span text:style-name="T401">Use equivalence partitioning technique and create test data<text:s/></text:span><text:span text:style-name="T402">which you will use for <text:s text:c="3"/>testing.</text:span></text:p>
      <text:p text:style-name="P403"/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Range</text:p>
          </table:table-cell>
          <table:table-cell table:style-name="TableCell412">
            <text:p text:style-name="P413">Invalid</text:p>
          </table:table-cell>
          <table:table-cell table:style-name="TableCell414">
            <text:p text:style-name="P415">Valid</text:p>
          </table:table-cell>
          <table:table-cell table:style-name="TableCell416">
            <text:p text:style-name="P417">Invalid</text:p>
          </table:table-cell>
        </table:table-row>
        <table:table-row table:style-name="TableRow418">
          <table:table-cell table:style-name="TableCell419">
            <text:p text:style-name="P420">&gt;=60</text:p>
          </table:table-cell>
          <table:table-cell table:style-name="TableCell421">
            <text:p text:style-name="P422">59</text:p>
          </table:table-cell>
          <table:table-cell table:style-name="TableCell423">
            <text:p text:style-name="P424">60, 67,70</text:p>
          </table:table-cell>
          <table:table-cell table:style-name="TableCell425">
            <text:p text:style-name="P426">91</text:p>
          </table:table-cell>
        </table:table-row>
        <table:table-row table:style-name="TableRow427">
          <table:table-cell table:style-name="TableCell428">
            <text:p text:style-name="P429">59 to 30</text:p>
          </table:table-cell>
          <table:table-cell table:style-name="TableCell430">
            <text:p text:style-name="P431">29</text:p>
          </table:table-cell>
          <table:table-cell table:style-name="TableCell432">
            <text:p text:style-name="P433">59, 40, 45, 30</text:p>
          </table:table-cell>
          <table:table-cell table:style-name="TableCell434">
            <text:p text:style-name="P435">60</text:p>
          </table:table-cell>
        </table:table-row>
        <table:table-row table:style-name="TableRow436">
          <table:table-cell table:style-name="TableCell437">
            <text:p text:style-name="P438">29 to 10</text:p>
          </table:table-cell>
          <table:table-cell table:style-name="TableCell439">
            <text:p text:style-name="P440">9</text:p>
          </table:table-cell>
          <table:table-cell table:style-name="TableCell441">
            <text:p text:style-name="P442">29, 20, 19, 10</text:p>
          </table:table-cell>
          <table:table-cell table:style-name="TableCell443">
            <text:p text:style-name="P444">30</text:p>
          </table:table-cell>
        </table:table-row>
        <table:table-row table:style-name="TableRow445">
          <table:table-cell table:style-name="TableCell446">
            <text:p text:style-name="P447">9 to 1</text:p>
          </table:table-cell>
          <table:table-cell table:style-name="TableCell448">
            <text:p text:style-name="P449">0</text:p>
          </table:table-cell>
          <table:table-cell table:style-name="TableCell450">
            <text:p text:style-name="P451">9, 5, 3, 1</text:p>
          </table:table-cell>
          <table:table-cell table:style-name="TableCell452">
            <text:p text:style-name="P453">10</text:p>
          </table:table-cell>
        </table:table-row>
      </table:table>
      <text:p text:style-name="P454"/>
      <text:p text:style-name="Textbody"><?opendocument cursor-position?><text:span text:style-name="T455">* Assume 90 is upper<text:s/></text:span><text:span text:style-name="T456">limit for range &gt;60.</text:span><text:span text:style-name="T45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-asian="Times New Roman"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apple-tab-span" style:display-name="apple-tab-span" style:family="text" style:parent-style-name="DefaultParagraphFont"/>
    <style:style style:name="ListLabel1" style:display-name="ListLabel 1" style:family="text">
      <style:text-properties style:font-name-complex="Courier New"/>
    </style: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8" style:display-name="WWNum8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7" style:display-name="WWNum7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2" style:family="text">
      <style:text-properties style:font-name="StarSymbol"/>
    </style:style>
    <style:style style:name="WW_CharLFO5LVL2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1LVL2" style:family="text">
      <style:text-properties style:font-name="StarSymbol"/>
    </style:style>
    <style:style style:name="WW_CharLFO12LVL2" style:family="text">
      <style:text-properties style:font-name="Star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4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4736in" text:min-label-width="0.1965in"/>
      </text:list-level-style-number>
      <text:list-level-style-number text:level="4" style:num-suffix="." style:num-format="1">
        <style:list-level-properties text:space-before="1.9645in" text:min-label-width="0.1965in"/>
      </text:list-level-style-number>
      <text:list-level-style-number text:level="5" style:num-suffix="." style:num-format="1">
        <style:list-level-properties text:space-before="2.4555in" text:min-label-width="0.1965in"/>
      </text:list-level-style-number>
      <text:list-level-style-number text:level="6" style:num-suffix="." style:num-format="1">
        <style:list-level-properties text:space-before="2.9465in" text:min-label-width="0.1965in"/>
      </text:list-level-style-number>
      <text:list-level-style-number text:level="7" style:num-suffix="." style:num-format="1">
        <style:list-level-properties text:space-before="3.4375in" text:min-label-width="0.1965in"/>
      </text:list-level-style-number>
      <text:list-level-style-number text:level="8" style:num-suffix="." style:num-format="1">
        <style:list-level-properties text:space-before="3.9284in" text:min-label-width="0.1965in"/>
      </text:list-level-style-number>
      <text:list-level-style-number text:level="9" style:num-suffix="." style:num-format="1">
        <style:list-level-properties text:space-before="4.4194in" text:min-label-width="0.1965in"/>
      </text:list-level-style-number>
    </text:list-style>
    <text:list-style style:name="LFO5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5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6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6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4736in" text:min-label-width="0.1965in"/>
      </text:list-level-style-number>
      <text:list-level-style-number text:level="4" style:num-suffix="." style:num-format="1">
        <style:list-level-properties text:space-before="1.9645in" text:min-label-width="0.1965in"/>
      </text:list-level-style-number>
      <text:list-level-style-number text:level="5" style:num-suffix="." style:num-format="1">
        <style:list-level-properties text:space-before="2.4555in" text:min-label-width="0.1965in"/>
      </text:list-level-style-number>
      <text:list-level-style-number text:level="6" style:num-suffix="." style:num-format="1">
        <style:list-level-properties text:space-before="2.9465in" text:min-label-width="0.1965in"/>
      </text:list-level-style-number>
      <text:list-level-style-number text:level="7" style:num-suffix="." style:num-format="1">
        <style:list-level-properties text:space-before="3.4375in" text:min-label-width="0.1965in"/>
      </text:list-level-style-number>
      <text:list-level-style-number text:level="8" style:num-suffix="." style:num-format="1">
        <style:list-level-properties text:space-before="3.9284in" text:min-label-width="0.1965in"/>
      </text:list-level-style-number>
      <text:list-level-style-number text:level="9" style:num-suffix="." style:num-format="1">
        <style:list-level-properties text:space-before="4.4194in" text:min-label-width="0.1965in"/>
      </text:list-level-style-number>
    </text:list-style>
    <text:list-style style:name="LFO7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7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8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8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9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9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0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0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1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1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2">
      <text:list-level-style-number text:level="1" style:num-suffix=")" style:num-format="a" style:num-letter-sync="true">
        <style:list-level-properties/>
      </text:list-level-style-number>
      <text:list-level-style-bullet text:level="2" text:style-name="WW_CharLFO12LVL2" text:bullet-char="●">
        <style:list-level-properties/>
        <style:text-properties style:font-name="StarSymbol"/>
      </text:list-level-style-bullet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14">
      <text:list-level-style-number text:level="1" style:num-suffix=")" style:num-format="a" style:num-letter-sync="true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a" style:num-letter-sync="true">
        <style:list-level-properties/>
      </text:list-level-style-number>
      <text:list-level-style-number text:level="4" style:num-suffix=")" style:num-format="a" style:num-letter-sync="true">
        <style:list-level-properties/>
      </text:list-level-style-number>
      <text:list-level-style-number text:level="5" style:num-suffix=")" style:num-format="a" style:num-letter-sync="true">
        <style:list-level-properties/>
      </text:list-level-style-number>
      <text:list-level-style-number text:level="6" style:num-suffix=")" style:num-format="a" style:num-letter-sync="true">
        <style:list-level-properties/>
      </text:list-level-style-number>
      <text:list-level-style-number text:level="7" style:num-suffix=")" style:num-format="a" style:num-letter-sync="true">
        <style:list-level-properties/>
      </text:list-level-style-number>
      <text:list-level-style-number text:level="8" style:num-suffix=")" style:num-format="a" style:num-letter-sync="true">
        <style:list-level-properties/>
      </text:list-level-style-number>
      <text:list-level-style-number text:level="9" style:num-suffix=")" style:num-format="a" style:num-letter-sync="true">
        <style:list-level-properties/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Khushboo</meta:initial-creator>
    <dc:creator>Windows User</dc:creator>
    <meta:creation-date>2018-10-15T12:50:00Z</meta:creation-date>
    <dc:date>2018-10-15T17:18:00Z</dc:date>
    <meta:template xlink:href="Normal" xlink:type="simple"/>
    <meta:editing-cycles>33</meta:editing-cycles>
    <meta:editing-duration>PT5820S</meta:editing-duration>
    <meta:document-statistic meta:page-count="5" meta:paragraph-count="8" meta:word-count="661" meta:character-count="4424" meta:row-count="31" meta:non-whitespace-character-count="3771"/>
  </office:meta>
</office:document-meta>
</file>